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3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stroke="none" svg:stroke-color="#000000" draw:fill="none" draw:fill-color="#ffffff" fo:min-height="2.4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cm" svg:height="1.1cm" svg:x="3cm" svg:y="10.1cm">
          <draw:text-box>
            <text:p>Privileges</text:p>
          </draw:text-box>
        </draw:frame>
        <draw:line draw:style-name="gr3" draw:text-style-name="P3" draw:layer="layout" svg:x1="6.2cm" svg:y1="10.2cm" svg:x2="8cm" svg:y2="5.8cm">
          <text:p/>
        </draw:line>
        <draw:line draw:style-name="gr3" draw:text-style-name="P3" draw:layer="layout" svg:x1="6.2cm" svg:y1="10.2cm" svg:x2="8.1cm" svg:y2="13.9cm">
          <text:p/>
        </draw:line>
        <draw:custom-shape draw:style-name="gr4" draw:text-style-name="P1" draw:layer="layout" svg:width="0.6cm" svg:height="0.6cm" svg:x="8.2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svg:x="8.2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2" draw:layer="layout" svg:width="4.1cm" svg:height="1cm" svg:x="9cm" svg:y="4.9cm">
          <draw:text-box>
            <text:p>System</text:p>
          </draw:text-box>
        </draw:frame>
        <draw:line draw:style-name="gr3" draw:text-style-name="P3" draw:layer="layout" svg:x1="10.7cm" svg:y1="5.3cm" svg:x2="13cm" svg:y2="2.6cm">
          <text:p/>
        </draw:line>
        <draw:frame draw:style-name="gr6" draw:text-style-name="P2" draw:layer="layout" svg:width="15.1cm" svg:height="1.584cm" svg:x="13cm" svg:y="1.9cm">
          <draw:text-box>
            <text:p><text:span text:style-name="T1">GRANT privilege[,privilege...,] TO username [WITH <text:s/>ADMIN OPTION</text:span><text:span text:style-name="T2">]</text:span></text:p>
          </draw:text-box>
        </draw:frame>
        <draw:line draw:style-name="gr7" draw:text-style-name="P3" draw:layer="layout" svg:x1="16.1cm" svg:y1="2.8cm" svg:x2="16.1cm" svg:y2="4.2cm">
          <text:p/>
        </draw:line>
        <draw:line draw:style-name="gr3" draw:text-style-name="P3" draw:layer="layout" svg:x1="18.5cm" svg:y1="4.3cm" svg:x2="19.6cm" svg:y2="3.6cm">
          <text:p/>
        </draw:line>
        <draw:line draw:style-name="gr3" draw:text-style-name="P3" draw:layer="layout" svg:x1="18.5cm" svg:y1="4.3cm" svg:x2="19.5cm" svg:y2="5.3cm">
          <text:p/>
        </draw:line>
        <draw:line draw:style-name="gr7" draw:text-style-name="P3" draw:layer="layout" svg:x1="18.6cm" svg:y1="4.3cm" svg:x2="16.1cm" svg:y2="4.2cm">
          <text:p/>
        </draw:line>
        <draw:frame draw:style-name="gr2" draw:text-style-name="P2" draw:layer="layout" svg:width="4.7cm" svg:height="1.1cm" svg:x="19.7cm" svg:y="3cm">
          <draw:text-box>
            <text:p><text:span text:style-name="T1">Privilege</text:span></text:p>
          </draw:text-box>
        </draw:frame>
        <draw:frame draw:style-name="gr8" draw:text-style-name="P2" draw:layer="layout" svg:width="8.8cm" svg:height="1.2cm" svg:x="19.4cm" svg:y="4.8cm">
          <draw:text-box>
            <text:p><text:span text:style-name="T3">Privilege any object (select any table)</text:span></text:p>
          </draw:text-box>
        </draw:frame>
        <draw:frame draw:style-name="gr5" draw:text-style-name="P2" draw:layer="layout" svg:width="4.1cm" svg:height="1cm" svg:x="8.6cm" svg:y="13.7cm">
          <draw:text-box>
            <text:p>Object</text:p>
          </draw:text-box>
        </draw:frame>
        <draw:line draw:style-name="gr3" draw:text-style-name="P3" draw:layer="layout" svg:x1="10.8cm" svg:y1="5.5cm" svg:x2="13.3cm" svg:y2="7.2cm">
          <text:p/>
        </draw:line>
        <draw:frame draw:style-name="gr9" draw:text-style-name="P2" draw:layer="layout" svg:width="12cm" svg:height="1.4cm" svg:x="13.3cm" svg:y="6.7cm">
          <draw:text-box>
            <text:p><text:span text:style-name="T1">REVOKE privilege FROM user;</text:span></text:p>
          </draw:text-box>
        </draw:frame>
        <draw:line draw:style-name="gr7" draw:text-style-name="P3" draw:layer="layout" svg:x1="16.1cm" svg:y1="4.2cm" svg:x2="16.1cm" svg:y2="6.9cm">
          <text:p/>
        </draw:line>
        <draw:line draw:style-name="gr3" draw:text-style-name="P3" draw:layer="layout" svg:x1="10.2cm" svg:y1="14.1cm" svg:x2="11.7cm" svg:y2="11.5cm">
          <text:p/>
        </draw:line>
        <draw:frame draw:style-name="gr6" draw:text-style-name="P2" draw:layer="layout" svg:width="17.3cm" svg:height="1.584cm" svg:x="11.4cm" svg:y="10.9cm">
          <draw:text-box>
            <text:p><text:span text:style-name="T4">GRANT privilege[,privilege...,] ON schema.object [WITH GRANT OPTION</text:span><text:span text:style-name="T5">] TO username [ WITH GRANT OPTION]</text:span></text:p>
          </draw:text-box>
        </draw:frame>
        <draw:line draw:style-name="gr7" draw:text-style-name="P3" draw:layer="layout" svg:x1="15.2cm" svg:y1="11.4cm" svg:x2="15.9cm" svg:y2="13.4cm">
          <text:p/>
        </draw:line>
        <draw:line draw:style-name="gr3" draw:text-style-name="P3" draw:layer="layout" svg:x1="15.9cm" svg:y1="14.4cm" svg:x2="14.9cm" svg:y2="14.4cm">
          <text:p/>
        </draw:line>
        <draw:frame draw:style-name="gr10" draw:text-style-name="P2" draw:layer="layout" svg:width="4.2cm" svg:height="2.7cm" svg:x="12.1cm" svg:y="13.1cm">
          <draw:text-box>
            <text:p><text:span text:style-name="T6">Privileges: select, insert,update, delete, alter, execute, all </text:span></text:p>
          </draw:text-box>
        </draw:frame>
        <draw:line draw:style-name="gr3" draw:text-style-name="P3" draw:layer="layout" svg:x1="10.2cm" svg:y1="14.101cm" svg:x2="12cm" svg:y2="16.1cm">
          <text:p/>
        </draw:line>
        <draw:frame draw:style-name="gr9" draw:text-style-name="P2" draw:layer="layout" svg:width="12cm" svg:height="1.4cm" svg:x="13.1cm" svg:y="15.9cm">
          <draw:text-box>
            <text:p><text:span text:style-name="T1">REVOKE privilege ON schema. object FROM user;</text:span></text:p>
          </draw:text-box>
        </draw:frame>
        <draw:line draw:style-name="gr7" draw:text-style-name="P3" draw:layer="layout" svg:x1="15.9cm" svg:y1="13.4cm" svg:x2="15.9cm" svg:y2="15.9cm">
          <text:p/>
        </draw:line>
        <draw:line draw:style-name="gr7" draw:text-style-name="P3" draw:layer="layout" svg:x1="17.9cm" svg:y1="11.5cm" svg:x2="18.8cm" svg:y2="13.9cm">
          <text:p/>
        </draw:line>
        <draw:line draw:style-name="gr7" draw:text-style-name="P3" draw:layer="layout" svg:x1="19.5cm" svg:y1="16.1cm" svg:x2="18.8cm" svg:y2="13.8cm">
          <text:p/>
        </draw:line>
        <draw:line draw:style-name="gr3" draw:text-style-name="P3" draw:layer="layout" svg:x1="18.8cm" svg:y1="13.9cm" svg:x2="20.9cm" svg:y2="13.9cm">
          <text:p/>
        </draw:line>
        <draw:frame draw:style-name="gr11" draw:text-style-name="P2" draw:layer="layout" svg:width="6.8cm" svg:height="1.787cm" svg:x="20.9cm" svg:y="13.2cm">
          <draw:text-box>
            <text:p>Tables, views, sequences, synonyms, functions, procedures,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1:24:36.841616135</meta:creation-date>
    <dc:date>2016-04-26T13:03:49.490749208</dc:date>
    <meta:editing-duration>PT1H39M13S</meta:editing-duration>
    <meta:editing-cycles>6</meta:editing-cycles>
    <meta:generator>LibreOffice/4.4.5.2$Linux_X86_64 LibreOffice_project/40$Build-2</meta:generator>
    <meta:document-statistic meta:object-count="31"/>
  </office:meta>
</office:document-meta>
</file>